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0_1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. J. Smith &amp; Co.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ugust 23, 1892</text:p>
      <text:p text:style-name="P5">Month<text:tab/><text:tab/><text:tab/><text:tab/><text:tab/><text:tab/>August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2">H. J. SMITH &amp; CO. PUBLISHERS/</text:p>
      <text:p text:style-name="P3"><text:tab/><text:tab/>234 &amp; 236 SOUTH EIGHTH ST.<text:tab/><text:tab/><text:tab/>PHILADELPHIA Aug. 23, '92./</text:p>
      <text:p text:style-name="P3">Rev. Dr. S. Morais,/</text:p>
      <text:p text:style-name="P3"><text:tab/>Philadelphia, Pa./</text:p>
      <text:p text:style-name="P3">Dear Sir:-/</text:p>
      <text:p text:style-name="P3"><text:tab/>By mistake the picture of Christopher Columbus was not/ inserted in the copy of "Quest of Columbus" sent you several days/ ago. <text:s/>We, therefore, send same to-day under separate cover, and trust/ it will reach you safely./ <text:s/>Yours respectfully,/ H. J. Smith &amp; Co./</text:p>
      <text:p text:style-name="P3">(A. M'C.)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5T14:35:05.55</meta:creation-date>
    <meta:document-statistic meta:table-count="0" meta:image-count="0" meta:object-count="0" meta:page-count="2" meta:paragraph-count="67" meta:word-count="238" meta:character-count="1685"/>
    <dc:date>2011-12-05T14:38:32.05</dc:date>
    <dc:creator>Penn Libraries</dc:creator>
    <meta:editing-duration>PT00H03M26S</meta:editing-duration>
    <meta:editing-cycles>1</meta:editing-cycles>
    <meta:generator>OpenOffice.org/3.2$Win32 OpenOffice.org_project/320m12$Build-9483</meta:generator>
  </office:meta>
</office:document-meta>
</file>